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 style:list-style-name="L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/>
    <style:style style:name="T1" style:family="text">
      <style:text-properties fo:font-weight="bold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'algorithme de segmentation du contenu d'une page fonctionnent sur une page publié, c'est à dire qui intègre le processus de mise en forme.</text:p>
      <text:p text:style-name="Standard">On va intégrer notre outil en avale du processus de publication. C'est à dire après que le navigateur ai calculé la page avec la mise en forme calculé.</text:p>
      <text:p text:style-name="Standard"/>
      <text:p text:style-name="Standard">Solution proposée : </text:p>
      <text:p text:style-name="Standard"><text:span text:style-name="T1">Greasemonkey</text:span> est une extension pour le navigateur web Mozilla Firefox permettant d'associer un script JavaScript au chargement de celle-ci. </text:p>
      <text:p text:style-name="Standard"/>
      <text:p text:style-name="P1">Pourquoi une application en locale ?</text:p>
      <text:p text:style-name="Standard">Une application locale va nous permettre d'avoir à disposition des outils dédiés à l'IDM. </text:p>
      <text:p text:style-name="P1">De quels outils d'IDM à t on besoin ?</text:p>
      <text:list xml:id="list1401190308" text:style-name="L2">
        <text:list-item>
          <text:p text:style-name="P10"><text:span text:style-name="T2">Fournit les mécanismes de navigation dans le modèle (édition) </text:span></text:p>
        </text:list-item>
      </text:list>
      <text:p text:style-name="P1"/>
      <text:p text:style-name="Standard"/>
      <text:p text:style-name="Standard"/>
      <text:p text:style-name="P2">Phase initialisation<text:span text:style-name="T2"> :</text:span></text:p>
      <text:p text:style-name="Standard">1 – script sur le navigateur découvre les éléments du méta-modèle dans la page</text:p>
      <text:p text:style-name="Standard">2 – transmet les différents éléments à une application locale</text:p>
      <text:p text:style-name="Standard">3 – application locale génère le modèle de la page </text:p>
      <text:p text:style-name="Standard"/>
      <text:p text:style-name="P2">Application des souhaits de transformation<text:span text:style-name="T2"> :</text:span></text:p>
      <text:p text:style-name="P4">1 – application des transformations</text:p>
      <text:list xml:id="list14266145251" text:style-name="L1">
        <text:list-item>
          <text:list>
            <text:list-item>
              <text:p text:style-name="P5">– Trace des transformations génères des instructions JavaScript (langage dédié à la modification du DOM des navigateurs )</text:p>
            </text:list-item>
            <text:list-item>
              <text:p text:style-name="P5">- </text:p>
            </text:list-item>
          </text:list>
        </text:list-item>
      </text:list>
      <text:p text:style-name="P3"/>
      <text:p text:style-name="P2">Extraction des souhaits de transformation<text:span text:style-name="T2"> :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Technique <text:span text:style-name="T2">:</text:span></text:p>
      <text:list xml:id="list1347508819" text:style-name="L3">
        <text:list-item>
          <text:p text:style-name="P8"><text:span text:style-name="T2">communication navigateur/application local :</text:span></text:p>
          <text:list>
            <text:list-item>
              <text:p text:style-name="P8"><text:span text:style-name="T2">1. websocket (socket qui permet le choix de la socket de connexion)</text:span></text:p>
            </text:list-item>
            <text:list-item>
              <text:p text:style-name="P8"><text:span text:style-name="T2">2. fichier</text:span></text:p>
            </text:list-item>
          </text:list>
        </text:list-item>
      </text:list>
      <text:p text:style-name="P7"><text:span text:style-name="T2">remarque : on est dans le contexte d'une validation d'approche. Pas un outil exploitable pas un utilisat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07T18:11:01</meta:creation-date>
    <meta:generator>LibreOffice/3.5$Linux_x86 LibreOffice_project/350m1$Build-2</meta:generator>
    <dc:date>2014-04-08T10:08:00</dc:date>
    <dc:creator>Asus </dc:creator>
    <meta:editing-duration>PT54M6S</meta:editing-duration>
    <meta:editing-cycles>19</meta:editing-cycles>
    <meta:document-statistic meta:table-count="0" meta:image-count="0" meta:object-count="0" meta:page-count="1" meta:paragraph-count="22" meta:word-count="227" meta:character-count="1383" meta:non-whitespace-character-count="1178"/>
  </office:meta>
</office:document-meta>
</file>